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entury Gothic2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1" svg:font-family="Arial" style:font-family-generic="swiss"/>
    <style:font-face style:name="Century Gothic1" svg:font-family="'Century Gothic'" style:font-family-generic="swiss"/>
    <style:font-face style:name="Verdana1" svg:font-family="Verdana" style:font-family-generic="swiss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Table1" style:family="table">
      <style:table-properties style:width="18.041cm" table:align="center" style:writing-mode="lr-tb"/>
    </style:style>
    <style:style style:name="Table1.A" style:family="table-column">
      <style:table-column-properties style:column-width="11.236cm"/>
    </style:style>
    <style:style style:name="Table1.B" style:family="table-column">
      <style:table-column-properties style:column-width="6.805cm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" style:family="table">
      <style:table-properties style:width="18.041cm" table:align="center" style:writing-mode="lr-tb"/>
    </style:style>
    <style:style style:name="Table2.A" style:family="table-column">
      <style:table-column-properties style:column-width="5.521cm"/>
    </style:style>
    <style:style style:name="Table2.B" style:family="table-column">
      <style:table-column-properties style:column-width="2.858cm"/>
    </style:style>
    <style:style style:name="Table2.C" style:family="table-column">
      <style:table-column-properties style:column-width="9.663cm"/>
    </style:style>
    <style:style style:name="Table2.1" style:family="table-row">
      <style:table-row-properties style:min-row-height="0.45cm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5" style:family="table">
      <style:table-properties style:width="18cm" table:align="left" style:writing-mode="lr-tb"/>
    </style:style>
    <style:style style:name="Table5.A" style:family="table-column">
      <style:table-column-properties style:column-width="1.7cm"/>
    </style:style>
    <style:style style:name="Table5.B" style:family="table-column">
      <style:table-column-properties style:column-width="4.135cm"/>
    </style:style>
    <style:style style:name="Table5.C" style:family="table-column">
      <style:table-column-properties style:column-width="1.961cm"/>
    </style:style>
    <style:style style:name="Table5.D" style:family="table-column">
      <style:table-column-properties style:column-width="1.984cm"/>
    </style:style>
    <style:style style:name="Table5.E" style:family="table-column">
      <style:table-column-properties style:column-width="1.96cm"/>
    </style:style>
    <style:style style:name="Table5.G" style:family="table-column">
      <style:table-column-properties style:column-width="2.023cm"/>
    </style:style>
    <style:style style:name="Table5.H" style:family="table-column">
      <style:table-column-properties style:column-width="2.25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cm" table:align="left" style:writing-mode="lr-tb"/>
    </style:style>
    <style:style style:name="Table6.A" style:family="table-column">
      <style:table-column-properties style:column-width="1.7cm"/>
    </style:style>
    <style:style style:name="Table6.B" style:family="table-column">
      <style:table-column-properties style:column-width="4.135cm"/>
    </style:style>
    <style:style style:name="Table6.C" style:family="table-column">
      <style:table-column-properties style:column-width="1.961cm"/>
    </style:style>
    <style:style style:name="Table6.D" style:family="table-column">
      <style:table-column-properties style:column-width="1.984cm"/>
    </style:style>
    <style:style style:name="Table6.E" style:family="table-column">
      <style:table-column-properties style:column-width="1.96cm"/>
    </style:style>
    <style:style style:name="Table6.G" style:family="table-column">
      <style:table-column-properties style:column-width="2.023cm"/>
    </style:style>
    <style:style style:name="Table6.H" style:family="table-column">
      <style:table-column-properties style:column-width="2.252cm"/>
    </style:style>
    <style:style style:name="Table6.1" style:family="table-row">
      <style:table-row-properties style:row-height="0.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7" style:family="table">
      <style:table-properties style:width="18cm" table:align="left" style:writing-mode="lr-tb"/>
    </style:style>
    <style:style style:name="Table7.A" style:family="table-column">
      <style:table-column-properties style:column-width="5.835cm"/>
    </style:style>
    <style:style style:name="Table7.B" style:family="table-column">
      <style:table-column-properties style:column-width="1.961cm"/>
    </style:style>
    <style:style style:name="Table7.C" style:family="table-column">
      <style:table-column-properties style:column-width="1.984cm"/>
    </style:style>
    <style:style style:name="Table7.D" style:family="table-column">
      <style:table-column-properties style:column-width="1.96cm"/>
    </style:style>
    <style:style style:name="Table7.F" style:family="table-column">
      <style:table-column-properties style:column-width="2.025cm"/>
    </style:style>
    <style:style style:name="Table7.G" style:family="table-column">
      <style:table-column-properties style:column-width="2.25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padding="0.097cm" fo:border="0.05pt solid #000000"/>
    </style:style>
    <style:style style:name="Table8" style:family="table">
      <style:table-properties style:width="18cm" table:align="left" style:writing-mode="lr-tb"/>
    </style:style>
    <style:style style:name="Table8.A" style:family="table-column">
      <style:table-column-properties style:column-width="11.74cm"/>
    </style:style>
    <style:style style:name="Table8.B" style:family="table-column">
      <style:table-column-properties style:column-width="6.2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3" style:family="table">
      <style:table-properties style:width="18.041cm" table:align="center" style:writing-mode="lr-tb"/>
    </style:style>
    <style:style style:name="Table3.A" style:family="table-column">
      <style:table-column-properties style:column-width="18.041cm"/>
    </style:style>
    <style:style style:name="Table3.1" style:family="table-row">
      <style:table-row-properties style:min-row-height="0.718cm" fo:keep-together="always"/>
    </style:style>
    <style:style style:name="Table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4" style:family="table">
      <style:table-properties style:width="18.041cm" table:align="center" style:writing-mode="lr-tb"/>
    </style:style>
    <style:style style:name="Table4.A" style:family="table-column">
      <style:table-column-properties style:column-width="18.041cm"/>
    </style:style>
    <style:style style:name="Table4.1" style:family="table-row">
      <style:table-row-properties style:min-row-height="0.718cm" fo:keep-together="always"/>
    </style:style>
    <style:style style:name="Table4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9" style:family="table">
      <style:table-properties style:width="18.002cm" table:align="margins" style:writing-mode="lr-tb"/>
    </style:style>
    <style:style style:name="Table9.A" style:family="table-column">
      <style:table-column-properties style:column-width="9.001cm" style:rel-column-width="32767*"/>
    </style:style>
    <style:style style:name="Table9.B" style:family="table-column">
      <style:table-column-properties style:column-width="9.001cm" style:rel-column-width="32768*"/>
    </style:style>
    <style:style style:name="Table9.A1" style:family="table-cell">
      <style:table-cell-properties style:vertical-align="" fo:padding="0.097cm" fo:border="none"/>
    </style:style>
    <style:style style:name="Table9.B1" style:family="table-cell">
      <style:table-cell-properties fo:padding="0.097cm" fo:border="none"/>
    </style:style>
    <style:style style:name="Table9.A2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3" style:family="table-row">
      <style:table-row-properties style:min-row-height="1.102cm"/>
    </style:style>
    <style:style style:name="Table9.A3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ff0000" style:font-name="Verdana" fo:font-size="9pt" fo:font-weight="bold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Verdana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Verdana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Verdana" fo:font-size="6pt" style:font-size-asian="6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Century Gothic" fo:font-size="5pt" style:font-size-asian="5pt"/>
    </style:style>
    <style:style style:name="P7" style:family="paragraph" style:parent-style-name="Standard">
      <style:text-properties style:font-name="Century Gothic" fo:font-size="5pt" fo:font-weight="bold" style:font-size-asian="5pt" style:font-weight-asian="bold" style:font-weight-complex="bold"/>
    </style:style>
    <style:style style:name="P8" style:family="paragraph" style:parent-style-name="Standard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style:snap-to-layout-grid="false"/>
      <style:text-properties style:font-name="Verdana" fo:font-size="6pt" style:font-size-asian="6pt" style:font-size-complex="6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6pt" style:font-size-asian="6pt" style:font-size-complex="6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Verdana" fo:font-size="6pt" style:font-size-asian="6pt" style:font-size-complex="6pt"/>
    </style:style>
    <style:style style:name="P12" style:family="paragraph" style:parent-style-name="Standard">
      <style:text-properties style:font-name="Verdana" fo:font-size="6pt" fo:language="pt" fo:country="PT" fo:font-weight="bold" style:font-size-asian="6pt" style:font-weight-asian="bold" style:font-size-complex="6pt" style:font-weight-complex="bold"/>
    </style:style>
    <style:style style:name="P13" style:family="paragraph" style:parent-style-name="Standard">
      <style:text-properties style:font-name="Verdana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text-properties style:font-name="Verdana" fo:font-size="6pt" fo:font-weight="bold" style:font-size-asian="6pt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Verdana" fo:font-size="6pt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Verdana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Verdana"/>
    </style:style>
    <style:style style:name="P22" style:family="paragraph" style:parent-style-name="Table_20_Contents">
      <style:paragraph-properties fo:text-align="start" style:justify-single-word="false"/>
      <style:text-properties style:font-name="Century Gothic1"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Century Gothic1" fo:font-size="9pt" fo:font-weight="bold" style:font-size-asian="9pt" style:font-weight-asian="bold" style:font-size-complex="9pt" style:font-weight-complex="bold"/>
    </style:style>
    <style:style style:name="P24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Verdana" fo:font-size="6pt" fo:language="pt" fo:country="BR" fo:font-style="italic" fo:font-weight="normal" style:font-name-asian="MS Mincho" style:font-size-asian="6pt" style:font-style-asian="italic" style:font-weight-asian="normal" style:font-name-complex="Courier New" style:font-size-complex="6pt" style:language-complex="ar" style:country-complex="SA" style:font-style-complex="italic" style:font-weight-complex="normal"/>
    </style:style>
    <style:style style:name="P25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fo:color="#000000" style:font-name="Verdana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26" style:family="paragraph" style:parent-style-name="Texto_20_simples">
      <style:paragraph-properties fo:text-align="end" style:justify-single-word="false" fo:orphans="2" fo:widows="2" style:snap-to-layout-grid="false" style:writing-mode="lr-tb"/>
      <style:text-properties fo:color="#000000" style:font-name="Verdana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27" style:family="paragraph" style:parent-style-name="Text_20_body">
      <style:paragraph-properties fo:line-height="100%" fo:text-align="center" style:justify-single-word="false" fo:orphans="2" fo:widows="2" style:writing-mode="lr-tb"/>
      <style:text-properties fo:color="#000000" style:font-name="Arial" fo:font-size="8pt" fo:language="pt" fo:country="BR" style:font-name-asian="Times New Roman" style:font-size-asian="8pt" style:font-name-complex="Times New Roman" style:font-size-complex="8pt" style:language-complex="ar" style:country-complex="SA"/>
    </style:style>
    <style:style style:name="P28" style:family="paragraph" style:parent-style-name="Text_20_body">
      <style:text-properties style:font-name="Century Gothic" fo:font-size="6pt" fo:language="pt" fo:country="PT" style:font-size-asian="6pt" style:font-size-complex="6pt"/>
    </style:style>
    <style:style style:name="P29" style:family="paragraph" style:parent-style-name="Text_20_body">
      <style:text-properties fo:color="#000000" style:font-name="Verdana" fo:font-size="6pt" fo:language="pt" fo:country="PT" fo:font-weight="normal" style:font-size-asian="6pt" style:font-weight-asian="normal" style:font-size-complex="6pt" style:font-weight-complex="normal"/>
    </style:style>
    <style:style style:name="P30" style:family="paragraph" style:parent-style-name="Text_20_body">
      <style:paragraph-properties fo:text-align="justify" style:justify-single-word="false" style:snap-to-layout-grid="false"/>
      <style:text-properties fo:color="#000000" style:font-name="Verdana" fo:font-size="6pt" fo:language="pt" fo:country="PT" fo:font-weight="bold" style:font-size-asian="6pt" style:font-weight-asian="bold" style:font-size-complex="6pt" style:font-weight-complex="bold"/>
    </style:style>
    <style:style style:name="P31" style:family="paragraph" style:parent-style-name="Text_20_body">
      <style:paragraph-properties fo:line-height="100%"/>
      <style:text-properties fo:color="#000000" style:font-name="Verdana" fo:font-size="6pt" fo:language="pt" fo:country="PT" style:text-underline-style="none" fo:font-weight="normal" style:font-size-asian="6pt" style:font-weight-asian="normal" style:font-size-complex="6pt" style:font-weight-complex="normal"/>
    </style:style>
    <style:style style:name="P32" style:family="paragraph" style:parent-style-name="Text_20_body">
      <style:paragraph-properties fo:line-height="100%" fo:text-align="start" style:justify-single-word="false"/>
      <style:text-properties fo:color="#000000" style:font-name="Arial" fo:font-size="8pt" style:font-size-asian="8pt" style:font-size-complex="8pt"/>
    </style:style>
    <style:style style:name="P33" style:family="paragraph" style:parent-style-name="Text_20_body">
      <style:paragraph-properties fo:line-height="100%" fo:text-align="start" style:justify-single-word="false"/>
    </style:style>
    <style:style style:name="P34" style:family="paragraph" style:parent-style-name="Text_20_body">
      <style:paragraph-properties fo:margin-left="-0.002cm" fo:margin-right="0.021cm" fo:text-align="start" style:justify-single-word="false" fo:text-indent="0.543cm" style:auto-text-indent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35" style:family="paragraph" style:parent-style-name="Text_20_body">
      <style:paragraph-properties fo:margin-left="-0.002cm" fo:margin-right="0.021cm" fo:text-align="start" style:justify-single-word="false" fo:text-indent="0.52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36" style:family="paragraph" style:parent-style-name="Standard">
      <style:paragraph-properties fo:text-align="center" style:justify-single-word="false" fo:background-color="#b3b3b3" style:text-autospace="none" style:writing-mode="lr-tb">
        <style:background-image/>
      </style:paragraph-properties>
      <style:text-properties style:text-outline="false" style:text-line-through-style="none" style:font-name="Arial1" fo:font-size="7pt" fo:font-style="normal" fo:text-shadow="none" style:text-underline-style="none" fo:font-weight="bold" style:font-name-asian="Arial1" style:font-size-asian="7pt" style:font-style-asian="normal" style:font-weight-asian="bold" style:font-name-complex="Arial1" style:font-size-complex="7pt" style:font-style-complex="normal" style:font-weight-complex="bold" style:text-emphasize="none"/>
    </style:style>
    <style:style style:name="P37" style:family="paragraph" style:parent-style-name="Texto_20_simples">
      <style:paragraph-properties fo:line-height="100%" fo:text-align="center" style:justify-single-word="false"/>
      <style:text-properties fo:color="#000000" style:font-name="Century Gothic2" fo:font-size="10pt" style:font-name-asian="MS Mincho" style:font-size-asian="10pt" style:font-size-complex="10pt"/>
    </style:style>
    <style:style style:name="P38" style:family="paragraph" style:parent-style-name="Title">
      <style:paragraph-properties fo:margin-top="0.22cm" fo:margin-bottom="0.21cm" fo:background-color="#d9d9d9">
        <style:background-image/>
      </style:paragraph-properties>
      <style:text-properties style:font-name="Century Gothic1" fo:font-size="12pt" style:font-size-asian="12pt" style:font-size-complex="12pt"/>
    </style:style>
    <style:style style:name="P39" style:family="paragraph" style:parent-style-name="Text_20_body">
      <style:paragraph-properties fo:text-align="start" style:justify-single-word="false"/>
      <style:text-properties style:font-name="Verdana" fo:font-size="6pt" fo:language="pt" fo:country="PT" style:font-size-asian="6pt" style:font-name-complex="Courier New" style:font-size-complex="6pt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41" style:family="paragraph" style:parent-style-name="Title" style:master-page-name="Standard">
      <style:paragraph-properties style:page-number="auto" fo:background-color="#d9d9d9">
        <style:background-image/>
      </style:paragraph-properties>
      <style:text-properties style:font-name="Century Gothic1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name-asian="MS Mincho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name-asian="MS Mincho" style:font-weight-asian="normal" style:font-weight-complex="normal"/>
    </style:style>
    <style:style style:name="T5" style:family="text">
      <style:text-properties fo:color="#000000" fo:language="pt" fo:country="PT" fo:font-weight="normal" style:font-name-asian="MS Mincho" style:font-weight-asian="normal" style:font-weight-complex="normal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Arial1" fo:font-size="8pt" style:font-size-asian="8pt" style:font-size-complex="8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Verdan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NOTIFICAÇÃO Nº <text:span text:style-name="T2">[Dat.emissao_exercicio]</text:span></text:p>
      <text:p text:style-name="P38">Setor de Registro e Cobrança da Dívida Ativa</text:p>
      <text:p text:style-name="P6"/>
      <text:p text:style-name="P8">DADOS DO NOTIFICADO / DOMICÍLIO FISCAL (Lei nº 280/2006, Art. 34, § 1º, inciso I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7">Notificado:</text:span><text:span text:style-name="T3"> </text:span><text:span text:style-name="T4">[Dat.nome_notificado]</text:span></text:p>
          </table:table-cell>
          <table:table-cell table:style-name="Table1.A1" office:value-type="string">
            <text:p text:style-name="P9"><text:span text:style-name="T7">CPF / CNPJ: </text:span><text:span text:style-name="T5">[Dat.cpf_cnpj_notificado]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7">Endereço: </text:span><text:span text:style-name="T5">[Dat.endereco_notificado]</text:span></text:p>
          </table:table-cell>
          <table:table-cell table:style-name="Table1.A1" office:value-type="string">
            <text:p text:style-name="P9"><text:span text:style-name="T7">Bairro: </text:span><text:span text:style-name="T5">[Dat.bairro_notificado]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7">CEP: </text:span><text:span text:style-name="T5">[Dat.cep_notificado]</text:span></text:p>
          </table:table-cell>
          <table:table-cell table:style-name="Table1.A1" office:value-type="string">
            <text:p text:style-name="P9"><text:span text:style-name="T7">Cidade/Estado:</text:span> <text:span text:style-name="T5">[Dat.cidade_estado_notificado]</text:span></text:p>
          </table:table-cell>
        </table:table-row>
      </table:table>
      <text:p text:style-name="P12"/>
      <text:p text:style-name="P12"/>
      <text:p text:style-name="P8">ESPECIFICAÇÃO DO IMÓVEL NOTIFICADO (Lei nº 280/2006, Art. 34, § 1º, inciso I)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9"><text:span text:style-name="T7">Inscrição Imobiliária Municipal: </text:span><text:span text:style-name="T4">[Dat.inscricao]</text:span></text:p>
          </table:table-cell>
          <table:covered-table-cell/>
          <table:table-cell table:style-name="Table2.A1" office:value-type="string">
            <text:p text:style-name="P9"><text:span text:style-name="T7">Logradouro:</text:span> <text:span text:style-name="T5">[Dat.domicilio_fiscal]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7">Código do Logradouro: </text:span><text:span text:style-name="T5">[Dat.cod_logradouro]</text:span></text:p>
          </table:table-cell>
          <table:table-cell table:style-name="Table2.A1" office:value-type="string">
            <text:p text:style-name="P9"><text:span text:style-name="T7">Quadra: </text:span><text:span text:style-name="T5">[Dat.numero_quadra]</text:span></text:p>
          </table:table-cell>
          <table:table-cell table:style-name="Table2.A1" office:value-type="string">
            <text:p text:style-name="P9"><text:span text:style-name="T7">Lote / Número: </text:span><text:span text:style-name="T5">[Dat.numero_lote]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7">Distrito: </text:span><text:span text:style-name="T5">[Dat.distrito]</text:span></text:p>
          </table:table-cell>
          <table:table-cell table:style-name="Table2.A1" office:value-type="string">
            <text:p text:style-name="P9"><text:span text:style-name="T7">Região: </text:span><text:span text:style-name="T5">[Dat.regiao]</text:span></text:p>
          </table:table-cell>
          <table:table-cell table:style-name="Table2.A1" office:value-type="string">
            <text:p text:style-name="P9"><text:span text:style-name="T7">Cidade/Estado:</text:span> <text:span text:style-name="T5">[Dat.cidade_estado]</text:span></text:p>
          </table:table-cell>
        </table:table-row>
      </table:table>
      <text:p text:style-name="P10"/>
      <text:p text:style-name="P10"/>
      <text:p text:style-name="P8">VALOR DOS CRÉDITOS TRIBUTÁRIOS / PRAZO PARA RECOLHIMENTO OU IMPUGNAÇÃO (Lei nº 280/2006, Art. 34, § 1º, inciso II)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H"/>
        <table:table-row>
          <table:table-cell table:style-name="Table5.A1" table:number-columns-spanned="8" office:value-type="string">
            <text:p text:style-name="P36">APURAÇÃO DE CÁLCULO - ATUALIZ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0">Exercício</text:p>
          </table:table-cell>
          <table:table-cell table:style-name="Table5.A2" office:value-type="string">
            <text:p text:style-name="P16">Tributo</text:p>
          </table:table-cell>
          <table:table-cell table:style-name="Table5.A2" office:value-type="string">
            <text:p text:style-name="P16">Valor Origem</text:p>
          </table:table-cell>
          <table:table-cell table:style-name="Table5.A2" office:value-type="string">
            <text:p text:style-name="P16">Multa Mora</text:p>
          </table:table-cell>
          <table:table-cell table:style-name="Table5.A2" office:value-type="string">
            <text:p text:style-name="P16">Juros 1% a.m.</text:p>
          </table:table-cell>
          <table:table-cell table:style-name="Table5.A2" office:value-type="string">
            <text:p text:style-name="P16">Atualização Monetária</text:p>
          </table:table-cell>
          <table:table-cell table:style-name="Table5.A2" office:value-type="string">
            <text:p text:style-name="P16">Multa de Infração</text:p>
          </table:table-cell>
          <table:table-cell table:style-name="Table5.H2" office:value-type="string">
            <text:p text:style-name="P16">Valor atualizado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/>
        <table:table-column table:style-name="Table6.H"/>
        <table:table-header-rows>
          <table:table-row table:style-name="Table6.1">
            <table:table-cell table:style-name="Table6.A1" office:value-type="string">
              <text:p text:style-name="P25">[Dat2.exercicio_origem;block=table:table-row]</text:p>
            </table:table-cell>
            <table:table-cell table:style-name="Table6.A1" office:value-type="string">
              <text:p text:style-name="P25">[Dat2.descricao_credito;block=table:table-row]</text:p>
            </table:table-cell>
            <table:table-cell table:style-name="Table6.A1" office:value-type="string">
              <text:p text:style-name="P26">R$ [Dat2.valor_origem;block=table:table-row]</text:p>
            </table:table-cell>
            <table:table-cell table:style-name="Table6.A1" office:value-type="string">
              <text:p text:style-name="P26">R$ [Dat2.multa;block=table:table-row]</text:p>
            </table:table-cell>
            <table:table-cell table:style-name="Table6.A1" office:value-type="string">
              <text:p text:style-name="P26">R$ [Dat2.juros;block=table:table-row]</text:p>
            </table:table-cell>
            <table:table-cell table:style-name="Table6.A1" office:value-type="string">
              <text:p text:style-name="P26">R$ [Dat2.correcao;block=table:table-row]</text:p>
            </table:table-cell>
            <table:table-cell table:style-name="Table6.A1" office:value-type="string">
              <text:p text:style-name="P26">R$ [Dat2.multa_infracao;block=table:table-row]</text:p>
            </table:table-cell>
            <table:table-cell table:style-name="Table6.H1" office:value-type="string">
              <text:p text:style-name="P26">R$ [Dat2.valor_total;block=table:table-row]</text:p>
            </table:table-cell>
          </table:table-row>
        </table:table-header-rows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G"/>
        <table:table-row>
          <table:table-cell table:style-name="Table7.A1" office:value-type="string">
            <text:p text:style-name="P15">Total</text:p>
          </table:table-cell>
          <table:table-cell table:style-name="Table7.A1" office:value-type="string">
            <text:p text:style-name="P17">R$ <text:span text:style-name="T5">[Dat3.valor_origem]</text:span></text:p>
          </table:table-cell>
          <table:table-cell table:style-name="Table7.A1" office:value-type="string">
            <text:p text:style-name="P17">R$ <text:span text:style-name="T5">[Dat3.multa]</text:span></text:p>
          </table:table-cell>
          <table:table-cell table:style-name="Table7.A1" office:value-type="string">
            <text:p text:style-name="P17">R$ <text:span text:style-name="T5">[Dat3.juros]</text:span></text:p>
          </table:table-cell>
          <table:table-cell table:style-name="Table7.A1" office:value-type="string">
            <text:p text:style-name="P17">R$ <text:span text:style-name="T5">[Dat3.correcao]</text:span></text:p>
          </table:table-cell>
          <table:table-cell table:style-name="Table7.A1" office:value-type="string">
            <text:p text:style-name="P17">R$ <text:span text:style-name="T5">[Dat3.multa_infracao]</text:span></text:p>
          </table:table-cell>
          <table:table-cell table:style-name="Table7.G1" office:value-type="string">
            <text:p text:style-name="P17">R$ <text:span text:style-name="T5">[Dat3.valor_total]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Prazo para regularização das pendências apontadas:</text:p>
          </table:table-cell>
          <table:table-cell table:style-name="Table8.B1" office:value-type="string">
            <text:p text:style-name="P22">05 (cinco) dias contados a partir recebimento desta notificação.</text:p>
          </table:table-cell>
        </table:table-row>
      </table:table>
      <text:p text:style-name="P7"/>
      <text:p text:style-name="P14">DISPOSIÇÕES LEGAIS INFRINGIDAS / PENALIDADES APLICÁVEIS (Lei nº 280/2006, Art. 34, § 1º, inciso III)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[Dat4.descricao;block=table:table-row]</text:p>
          </table:table-cell>
        </table:table-row>
      </table:table>
      <text:p text:style-name="P13"/>
      <text:p text:style-name="P8">DESCRIÇÃO DO FATO (Lei nº 280/2006, Art. 34, § 1º, inciso IV)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Constam nos registros tributários deste muni<text:span text:style-name="T1">cípio, inclusive no cadastro da dívida ativa, as pendências de pagamentos dos tributos relacionados acima. O contribuinte deverá, no prazo de 05 (cinco) dias a contar do recebimento desta notificação, apresentar os comprovantes de pagamentos ou solicitar </text:span><text:span text:style-name="T6">Documento de Arrecadação Municipal (DAM)</text:span><text:span text:style-name="T1"> para quitar as pendências, na Coordenadoria Fazendária do Município, situada na Rua Antônio Luiz Garcez, s/n – Centro, nesta, ou no Posto de Apoio Tributário, situado no Shopping Armazém da Vila, 1º andar – Praia do Forte. </text:span></text:p>
            <text:p text:style-name="P5"/>
            <text:p text:style-name="P29">O não cumprimento no prazo acima caracterizará embaraço fiscal grave, nos termos do art. 219, §1º, e 221, parágrafo único, bem como infrações previstas nos artigos 12º a 14º, sujeitando-se o contribuinte às sanções previstas nos artigos 15º ao 21º, bem como do artigo 95, todos da Lei Municipal nº 280/2006, que institui o Código Tributário Municipal.</text:p>
            <text:p text:style-name="P29"/>
            <text:p text:style-name="P30">Ressalvamos que, a falta de pagamento dos tributos municipais, obriga a autoridade administrativa a promover a sua Execução Fiscal, na forma da Lei.</text:p>
          </table:table-cell>
        </table:table-row>
      </table:table>
      <text:p text:style-name="P10"/>
      <text:p text:style-name="P8">CHEFE DO ÓRGÃO EMISSOR DA NOTIFICAÇÃO / FUNCIONÁRIO AUTORIZADO (Lei nº 280/2006, Art. 34, § 1º, inciso V)</text:p>
      <text:p text:style-name="P8"/>
      <text:p text:style-name="P31">Quaisquer dúvidas, favor entrar em contato conosco através dos telefones/fax (71) 3635-1310, ramal 227, (71) 9617-7231, (71) 9957-6798 ou através dos e-mails: <text:span text:style-name="T8">isabel.reis@pmsj.ba.gov.br, dividaativa.tributacao@pmsj.ba.gov.br.</text:span></text:p>
      <text:p text:style-name="P2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Atenciosamente,</text:p>
            <text:p text:style-name="P18"/>
            <text:p text:style-name="P19">______________________________</text:p>
          </table:table-cell>
          <table:table-cell table:style-name="Table9.B3" office:value-type="string">
            <text:p text:style-name="P18"><text:s text:c="8"/>Ciente e de Acordo,</text:p>
            <text:p text:style-name="P18"/>
            <text:p text:style-name="P21">_______________________________</text:p>
          </table:table-cell>
        </table:table-row>
        <table:table-row>
          <table:table-cell table:style-name="Table9.A3" office:value-type="string">
            <text:p text:style-name="P40">PAULINA DOS SANTOS OLIVEIRA</text:p>
          </table:table-cell>
          <table:table-cell table:style-name="Table9.B3" office:value-type="string">
            <text:p text:style-name="P34">WELLINGTON LÁZARO BARRETO DE OLIVEIRA</text:p>
          </table:table-cell>
        </table:table-row>
        <table:table-row table:style-name="Table9.3">
          <table:table-cell table:style-name="Table9.A3" office:value-type="string">
            <text:p text:style-name="P39">Chefe do Setor de Registro e Cobrança da Dívida Ativa - Matrícula: 6609 <text:line-break/><text:span text:style-name="T11">Órgão Vinculado à Coordenadoria Fazendária do Município - CFM</text:span><text:line-break/>Secretaria de Administração e Finanças – SECAF</text:p>
          </table:table-cell>
          <table:table-cell table:style-name="Table9.B3" office:value-type="string">
            <text:p text:style-name="P35">Diretor Tributário do Município - Matrícula: <text:s/>5661</text:p>
            <text:p text:style-name="P35">Órgão controlador do Setor de Tributos e Fiscalização</text:p>
            <text:p text:style-name="P35">Secretaria de Administração e Finanças – SECAF</text:p>
          </table:table-cell>
        </table:table-row>
      </table:table>
      <text:p text:style-name="P37"/>
      <text:p text:style-name="P27">Mata de São João, <text:span text:style-name="T10">[Dat.dt_inscricao]</text:span>.</text:p>
      <text:p text:style-name="P32"/>
      <text:p text:style-name="P32"><text:s/>Nome do recebedor : ____________________________________________________</text:p>
      <text:p text:style-name="P32"/>
      <text:p text:style-name="P32"><text:s/>Data/hora de recebimento : ______/______/__________  -  ______:______</text:p>
      <text:p text:style-name="P32"/>
      <text:p text:style-name="P32"/>
      <text:p text:style-name="P32"/>
      <text:p text:style-name="P33"><text:s/><text:span text:style-name="T9">Assinatura do recebedor: 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entury Gothic2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1" svg:font-family="Arial" style:font-family-generic="swiss"/>
    <style:font-face style:name="Century Gothic1" svg:font-family="'Century Gothic'" style:font-family-generic="swiss"/>
    <style:font-face style:name="Verdana1" svg:font-family="Verdana" style:font-family-generic="swiss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.423cm" fo:margin-bottom="0cm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DejaVu Sans Light" style:font-size-complex="14pt"/>
    </style:style>
    <style:style style:name="Title" style:family="paragraph" style:parent-style-name="Standard" style:next-style-name="Subtitle" style:class="chapter">
      <style:paragraph-properties fo:margin-top="0.423cm" fo:margin-bottom="0.212cm" fo:text-align="center" style:justify-single-word="false" fo:padding-left="0.141cm" fo:padding-right="0.141cm" fo:padding-top="0.035cm" fo:padding-bottom="0.035cm" fo:border="0.51pt solid #000000" fo:keep-with-next="always"/>
      <style:text-properties style:font-name="Century Gothic" fo:font-size="11pt" fo:font-weight="bold" style:font-name-asian="DejaVu Sans1" style:font-size-asian="11pt" style:font-weight-asian="bold" style:font-name-complex="DejaVu Sans1" style:font-size-complex="14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end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Century Gothic"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Century Gothic" fo:font-size="11pt" fo:font-style="italic" style:font-size-asian="11pt" style:font-style-asian="italic" style:font-style-complex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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">
        <style:list-level-properties text:min-label-width="0.635cm"/>
        <style:text-properties style:font-name="Monotype Sort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">
        <style:list-level-properties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74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ff0000" style:font-name="Verdana" fo:font-size="9pt" fo:font-weight="bold" style:font-size-asian="9pt" style:font-size-complex="9pt"/>
    </style:style>
    <style:style style:name="MP2" style:family="paragraph" style:parent-style-name="Standard">
      <style:paragraph-properties fo:text-align="center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000000" style:font-name="Verdana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line-height="100%" fo:text-align="center" style:justify-single-word="false"/>
      <style:text-properties fo:color="#000000" style:font-name="Verdana"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fo:background-color="transparent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x="15.702cm" svg:y="0.034cm" svg:width="2.166cm" svg:height="1.356cm" draw:z-index="0"><draw:image xlink:href="Pictures/10000000000001610000010FCE64CDA4.jpg" xlink:type="simple" xlink:show="embed" xlink:actuate="onLoad"/></draw:frame></text:p>
        <text:p text:style-name="Header"/>
        <text:p text:style-name="Header"/>
      </style:header>
      <style:footer>
        <text:p text:style-name="MP1"/>
        <text:p text:style-name="MP2">C O O R D E N A D O R I A <text:s text:c="3"/>F A Z E N D Á R I A <text:s text:c="2"/>D O <text:s text:c="2"/>M U N I C Í P I O <text:s/>- <text:s/>C F M</text:p>
        <text:p text:style-name="MP3">Rua Antônio Luiz Garcez, s/nº – Centro – Centro Administrativo – Mata de São João/BA.</text:p>
        <text:p text:style-name="MP4">Tel/Fax: (71)3635-1669/3294 / (71)9617-7231 – http://www.matadesaojoao.ba.gov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01-03T10:02:00</meta:creation-date>
    <dc:date>2013-10-07T14:02:09</dc:date>
    <meta:print-date>2007-01-02T11:28:00</meta:print-date>
    <dc:language>pt-BR</dc:language>
    <meta:editing-cycles>78</meta:editing-cycles>
    <meta:editing-duration>PT8H19M21S</meta:editing-duration>
    <meta:document-statistic meta:table-count="9" meta:image-count="1" meta:object-count="0" meta:page-count="1" meta:paragraph-count="70" meta:word-count="538" meta:character-count="4122" meta:non-whitespace-character-count="3629"/>
    <meta:user-defined meta:name="Info 1"/>
    <meta:user-defined meta:name="Info 2"/>
    <meta:user-defined meta:name="Info 3"/>
    <meta:user-defined meta:name="Info 4"/>
  </office:meta>
</office:document-meta>
</file>